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edlozak_zat-kamata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snova za plaćanje</text:p>
          </table:table-cell>
          <table:table-cell office:value-type="string" table:style-name="ce1">
            <text:p><text:s/>Stavka</text:p>
          </table:table-cell>
          <table:table-cell office:value-type="string" table:style-name="ce1">
            <text:p>Iznos<text:s/></text:p>
          </table:table-cell>
          <table:table-cell office:value-type="string" table:style-name="ce1">
            <text:p>Datum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čun za usluge prijevoza</text:p>
          </table:table-cell>
          <table:table-cell office:value-type="string" table:style-name="ce1">
            <text:p><text:s/>glavnica</text:p>
          </table:table-cell>
          <table:table-cell office:value-type="float" office:value="6820.25" table:style-name="ce1">
            <text:p>6820.25</text:p>
          </table:table-cell>
          <table:table-cell office:value-type="date" office:date-value="2015-04-15T00:00:00" table:style-name="ce2">
            <text:p>15.4.201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<text:s/>uplata</text:p>
          </table:table-cell>
          <table:table-cell office:value-type="float" office:value="1100.6500000000001" table:style-name="ce1">
            <text:p>1100.65</text:p>
          </table:table-cell>
          <table:table-cell office:value-type="date" office:date-value="2019-06-15T00:00:00" table:style-name="ce2">
            <text:p>15.6.201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<text:s/>uplata</text:p>
          </table:table-cell>
          <table:table-cell office:value-type="float" office:value="850.25" table:style-name="ce1">
            <text:p>850.25</text:p>
          </table:table-cell>
          <table:table-cell office:value-type="date" office:date-value="2020-06-15T00:00:00" table:style-name="ce2">
            <text:p>15.6.202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<text:s/>uplata</text:p>
          </table:table-cell>
          <table:table-cell office:value-type="float" office:value="850.25" table:style-name="ce1">
            <text:p>850.25</text:p>
          </table:table-cell>
          <table:table-cell office:value-type="date" office:date-value="2021-06-15T00:00:00" table:style-name="ce2">
            <text:p>15.6.20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čun za usluge utovara i istovara</text:p>
          </table:table-cell>
          <table:table-cell office:value-type="string" table:style-name="ce1">
            <text:p><text:s/>glavnica</text:p>
          </table:table-cell>
          <table:table-cell office:value-type="float" office:value="2154.85" table:style-name="ce1">
            <text:p>2154.85</text:p>
          </table:table-cell>
          <table:table-cell office:value-type="date" office:date-value="2015-04-15T00:00:00" table:style-name="ce2">
            <text:p>15.4.201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<text:s/>uplata</text:p>
          </table:table-cell>
          <table:table-cell office:value-type="float" office:value="656.87" table:style-name="ce1">
            <text:p>656.87</text:p>
          </table:table-cell>
          <table:table-cell office:value-type="date" office:date-value="2019-06-15T00:00:00" table:style-name="ce2">
            <text:p>15.6.2019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<text:s/>uplata</text:p>
          </table:table-cell>
          <table:table-cell office:value-type="float" office:value="656.87" table:style-name="ce1">
            <text:p>656.87</text:p>
          </table:table-cell>
          <table:table-cell office:value-type="date" office:date-value="2020-06-15T00:00:00" table:style-name="ce2">
            <text:p>15.6.2020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/>
      <number:text>.</number:text>
      <number:month/>
      <number:text>.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Nives Dobric Skukan</dc:creator>
    <meta:creation-date>2025-03-25T19:31:48Z</meta:creation-date>
    <dc:date>2025-03-25T19:32:36Z</dc:date>
  </office:meta>
</office:document-meta>
</file>